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2861in" style:rel-column-width="59488*"/>
    </style:style>
    <style:style style:name="Table1.B" style:family="table-column">
      <style:table-column-properties style:column-width="0.6389in" style:rel-column-width="604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0347in" table:align="left"/>
    </style:style>
    <style:style style:name="Table2.A" style:family="table-column">
      <style:table-column-properties style:column-width="2.0347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441in" table:align="right"/>
    </style:style>
    <style:style style:name="Table5.A" style:family="table-column">
      <style:table-column-properties style:column-width="0.6181in"/>
    </style:style>
    <style:style style:name="Table5.B" style:family="table-column">
      <style:table-column-properties style:column-width="1.1868in"/>
    </style:style>
    <style:style style:name="Table5.C" style:family="table-column">
      <style:table-column-properties style:column-width="4.636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5014in" table:align="right"/>
    </style:style>
    <style:style style:name="Table7.A" style:family="table-column">
      <style:table-column-properties style:column-width="2.2285in"/>
    </style:style>
    <style:style style:name="Table7.B" style:family="table-column">
      <style:table-column-properties style:column-width="0.2181in"/>
    </style:style>
    <style:style style:name="Table7.C" style:family="table-column">
      <style:table-column-properties style:column-width="4.0549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2.9917in" style:rel-column-width="28303*"/>
    </style:style>
    <style:style style:name="Table12.B" style:family="table-column">
      <style:table-column-properties style:column-width="0.4in" style:rel-column-width="3784*"/>
    </style:style>
    <style:style style:name="Table12.C" style:family="table-column">
      <style:table-column-properties style:column-width="3.5354in" style:rel-column-width="33448*"/>
    </style:style>
    <style:style style:name="Table12.A1" style:family="table-cell">
      <style:table-cell-properties style:vertical-align="" fo:padding="0in" fo:border="none"/>
    </style:style>
    <style:style style:name="Table12.C1" style:family="table-cell">
      <style:table-cell-properties fo:padding="0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loext:contextual-spacing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loext:contextual-spacing="false"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11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Standard"/>
      <text:p text:style-name="P10">BERITA ACARA</text:p>
      <text:p text:style-name="P10">PELAKSANAAN PERINTAH PENGALIHAN</text:p>
      <text:p text:style-name="P10">JENIS PENAHANAN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6"/><text:span text:style-name="T1"><text:s text:c="2"/></text:span><text:span text:style-name="T2">Pada hari ini {hari} tanggal {tanggal} tahun {tahun} saya :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Nama</text:p>
            <text:p text:style-name="P5">Nip</text:p>
            <text:p text:style-name="P5">Pangkat</text:p>
          </table:table-cell>
          <table:table-cell table:style-name="Table5.A1" office:value-type="string">
            <text:p text:style-name="P6">:</text:p>
            <text:p text:style-name="P6">:</text:p>
            <text:p text:style-name="P6">:</text:p>
          </table:table-cell>
          <table:table-cell table:style-name="Table5.A1" office:value-type="string">
            <text:p text:style-name="P5">{nama_jaksa}</text:p>
            <text:p text:style-name="P5">{nip_jaksa}</text:p>
            <text:p text:style-name="P5">{pangkat_jaksa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8">Jaksa penyidik/penuntut umum dalam perkara an. tersangka/terdakwa :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">Nama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nama}</text:p>
          </table:table-cell>
        </table:table-row>
        <table:table-row>
          <table:table-cell table:style-name="Table7.A1" office:value-type="string">
            <text:p text:style-name="P8">Tempat Lahir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tempat_lahir}</text:p>
          </table:table-cell>
        </table:table-row>
        <table:table-row>
          <table:table-cell table:style-name="Table7.A1" office:value-type="string">
            <text:p text:style-name="P8">Umur/tanggal lahir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tanggal_lahir}</text:p>
          </table:table-cell>
        </table:table-row>
        <table:table-row>
          <table:table-cell table:style-name="Table7.A1" office:value-type="string">
            <text:p text:style-name="P8">Jenis kelamin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jenis_kelamin}</text:p>
          </table:table-cell>
        </table:table-row>
        <table:table-row>
          <table:table-cell table:style-name="Table7.A1" office:value-type="string">
            <text:p text:style-name="P8">Kebangsaan / kewarganegaraan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kebangsaan}</text:p>
          </table:table-cell>
        </table:table-row>
        <table:table-row>
          <table:table-cell table:style-name="Table7.A1" office:value-type="string">
            <text:p text:style-name="P8">Tempat Tinggal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tempat_tinggal}</text:p>
          </table:table-cell>
        </table:table-row>
        <table:table-row>
          <table:table-cell table:style-name="Table7.A1" office:value-type="string">
            <text:p text:style-name="P8">Agama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agama}</text:p>
          </table:table-cell>
        </table:table-row>
        <table:table-row>
          <table:table-cell table:style-name="Table7.A1" office:value-type="string">
            <text:p text:style-name="P8">Pekerjaan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pekerjaan}</text:p>
          </table:table-cell>
        </table:table-row>
        <table:table-row>
          <table:table-cell table:style-name="Table7.A1" office:value-type="string">
            <text:p text:style-name="P8">Pendidikan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pendidikan}</text:p>
          </table:table-cell>
        </table:table-row>
        <table:table-row>
          <table:table-cell table:style-name="Table7.A1" office:value-type="string">
            <text:p text:style-name="P8">Register Tahanan Nomor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reg_nomor}</text:p>
          </table:table-cell>
        </table:table-row>
        <table:table-row>
          <table:table-cell table:style-name="Table7.A1" office:value-type="string">
            <text:p text:style-name="P8">Register Perkara Nomor</text:p>
          </table:table-cell>
          <table:table-cell table:style-name="Table7.A1" office:value-type="string">
            <text:p text:style-name="P8">:</text:p>
          </table:table-cell>
          <table:table-cell table:style-name="Table7.A1" office:value-type="string">
            <text:p text:style-name="P8">{reg_perkara}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Berdasarkan Surat perintah kepala kejaksaan {kejaksaan} nomor {nomor} tanggal {tanggal} telah mengalihkan jenis penahanan terdakwa/tersangka melanggar pasal {pasal} dari penahanan {dari_penahanan} menjadi penahanan {penahanan} terhitung mulai tanggal {tanggal}. 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7"><text:s text:c="8"/><text:span text:style-name="T1"><text:s/>P</text:span><text:span text:style-name="T2">engalihan jenis penahanan dilakukan karena syarat-syarat yang ditentukan oleh undang-undang, tingkat penyelesaian perkara, keadaan terdakwa dan situasi masyarakat setempat telah terpenuhi.</text:span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<text:s text:c="9"/><text:span text:style-name="T2">Demikianlah berita acara ini dibuat dengan sebenarnya atas kekuatan sumpah jabatan untuk memperkuatnya tersangka/terdakwa membubuhkan tandatangannya.</text:span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s text:c="9"/><text:span text:style-name="T2">Berita acara ini ditutup dan ditandatangani pada hari dan tanggal tersebut diatas.</text:span>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">Tersangka/Terdakwa*),</text:p>
            <text:p text:style-name="P3"/>
            <text:p text:style-name="P3"/>
            <text:p text:style-name="P3"/>
            <text:p text:style-name="P3"/>
            <text:p text:style-name="P3"/>
            <text:p text:style-name="P3">( <text:s text:c="2"/>{nama} <text:s text:c="2"/>)</text:p>
          </table:table-cell>
          <table:table-cell table:style-name="Table12.A1" office:value-type="string">
            <text:p text:style-name="P3"/>
          </table:table-cell>
          <table:table-cell table:style-name="Table12.C1" office:value-type="string">
            <text:p text:style-name="P3">Jaksa Penyidik/Penuntut Umum *),</text:p>
            <text:p text:style-name="P3"/>
            <text:p text:style-name="P3"/>
            <text:p text:style-name="P3"/>
            <text:p text:style-name="P3"/>
            <text:p text:style-name="P4">({nama_penandatangan})</text:p>
            <text:p text:style-name="P3">{pangkat} NIP. {nip_penandatangan}</text:p>
          </table:table-cell>
        </table:table-row>
      </table:table>
      <text:p text:style-name="Standard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P2">Kepala Rutan</text:p>
            <text:p text:style-name="P2"/>
            <text:p text:style-name="P2"/>
            <text:p text:style-name="P2"/>
            <text:p text:style-name="P2">( <text:s text:c="2"/>{kepala_rutan} <text:s/>)</text:p>
          </table:table-cell>
          <table:table-cell table:style-name="Table1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6:30:16.92</meta:creation-date>
    <dc:date>2016-06-21T10:55:18.43</dc:date>
    <meta:editing-duration>PT8H43M10S</meta:editing-duration>
    <meta:editing-cycles>24</meta:editing-cycles>
    <meta:generator>OpenOffice/4.1.1$Win32 OpenOffice.org_project/411m6$Build-9775</meta:generator>
    <meta:document-statistic meta:table-count="12" meta:image-count="0" meta:object-count="0" meta:page-count="1" meta:paragraph-count="61" meta:word-count="176" meta:character-count="1444"/>
    <dc:creator>hadi wibowo</dc:creator>
  </office:meta>
</office:document-meta>
</file>